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86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66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6e24c" draw:fill-gradient-name="Gradient_20_1" draw:textarea-horizontal-align="justify" draw:textarea-vertical-align="top" draw:auto-grow-height="true" fo:min-height="1.645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21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cccc00" draw:fill-gradient-name="Gradient_20_1" draw:textarea-horizontal-align="justify" draw:textarea-vertical-align="top" draw:auto-grow-height="true" fo:min-height="1.602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dash" draw:stroke-dash="Fine_20_Dashed_20__28_var_29_" svg:stroke-width="0.076cm" svg:stroke-color="#000000" draw:marker-start="Arrowheads_20_26" draw:marker-start-width="0.271cm" draw:marker-start-center="false" draw:marker-end-width="0.261cm" draw:stroke-linejoin="miter" draw:fill="none" draw:fill-color="#ffffff" draw:textarea-horizontal-align="left" draw:textarea-vertical-align="top" draw:auto-grow-height="false" fo:padding-top="0.15cm" fo:padding-bottom="0.15cm" fo:padding-left="0.27cm" fo:padding-right="0.27cm" fo:wrap-option="wrap" draw:shadow="hidden" draw:shadow-color="#cecece"/>
    </style:style>
    <style:style style:name="gr7" style:family="graphic" style:parent-style-name="standard">
      <style:graphic-properties draw:stroke="solid" draw:stroke-dash="Ultrafine_20_Dashe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03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font-family="Arial" style:font-pitch="variable" fo:font-size="12pt" fo:language="en" fo:country="US" style:font-size-asian="12pt" style:font-size-complex="12pt"/>
    </style:style>
    <style:style style:name="T3" style:family="text">
      <style:text-properties fo:color="#cc3300" fo:font-family="Arial" style:font-pitch="variable" fo:font-size="12pt" fo:language="en" fo:country="US" style:font-size-asian="12pt" style:font-size-complex="12pt"/>
    </style:style>
    <style:style style:name="T4" style:family="text">
      <style:text-properties fo:font-family="Arial" style:font-pitch="variable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ooked Modules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Cooked Modules</text:p>
          </draw:text-box>
        </draw:frame>
        <draw:custom-shape draw:style-name="gr1" draw:text-style-name="P4" draw:layer="layout" svg:width="4.089cm" svg:height="1.846cm" svg:x="9.568cm" svg:y="5.178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Enabled Features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495cm" svg:height="1.926cm" svg:x="2.962cm" svg:y="8.945cm">
          <text:p text:style-name="P3"><text:span text:style-name="T4">YANG module</text:span><text:span text:style-name="T4"><text:line-break/></text:span><text:span text:style-name="T4">(common source)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4.162cm" svg:height="1.926cm" svg:x="9.655cm" svg:y="8.946cm">
          <text:p text:style-name="P3"><text:span text:style-name="T4"><text:line-break/></text:span><text:span text:style-name="T4"> <text:s/></text:span><text:span text:style-name="T4">YANG merge</text:span><text:span text:style-name="T4"><text:line-break/></text:span><text:span text:style-name="T4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4.089cm" svg:height="1.846cm" svg:x="15.257cm" svg:y="5.092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Object Deviation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4.648cm" svg:height="1.881cm" svg:x="3.667cm" svg:y="12.691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Enabled <text:s/>Capabilities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162cm" svg:height="1.862cm" svg:x="15.978cm" svg:y="8.929cm">
          <text:p text:style-name="P3"><text:span text:style-name="T4">Exact module</text:span><text:span text:style-name="T4"><text:line-break/></text:span><text:span text:style-name="T4">for platform X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15.957cm" svg:y1="9.872cm" svg:x2="13.908cm" svg:y2="9.872cm">
          <text:p/>
        </draw:line>
        <draw:line draw:style-name="gr7" draw:text-style-name="P5" draw:layer="layout" svg:x1="10.385cm" svg:y1="11.043cm" svg:x2="7.543cm" svg:y2="12.565cm">
          <text:p/>
        </draw:line>
        <draw:line draw:style-name="gr7" draw:text-style-name="P5" draw:layer="layout" svg:x1="9.958cm" svg:y1="8.727cm" svg:x2="7.755cm" svg:y2="7.241cm">
          <text:p/>
        </draw:line>
        <draw:line draw:style-name="gr7" draw:text-style-name="P5" draw:layer="layout" svg:x1="12.768cm" svg:y1="8.768cm" svg:x2="15.368cm" svg:y2="7.009cm">
          <text:p/>
        </draw:line>
        <draw:frame draw:style-name="gr8" draw:layer="layout" svg:width="16.652cm" svg:height="1.187cm" svg:x="3.837cm" svg:y="16.402cm">
          <draw:text-box>
            <text:p text:style-name="P1">Platform-specific schema created automatically</text:p>
          </draw:text-box>
        </draw:frame>
        <draw:custom-shape draw:style-name="gr9" draw:text-style-name="P4" draw:layer="layout" svg:width="4.591cm" svg:height="2.072cm" svg:x="3.455cm" svg:y="5.23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Language Extensions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1.565cm" svg:y1="8.822cm" svg:x2="11.578cm" svg:y2="7.15cm">
          <text:p/>
        </draw:line>
        <draw:custom-shape draw:style-name="gr1" draw:text-style-name="P4" draw:layer="layout" svg:width="4.089cm" svg:height="1.846cm" svg:x="9.735cm" svg:y="12.754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Module Revision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1.654cm" svg:y1="10.924cm" svg:x2="11.654cm" svg:y2="12.615cm">
          <text:p/>
        </draw:line>
        <draw:line draw:style-name="gr6" draw:text-style-name="P5" draw:layer="layout" svg:x1="9.61cm" svg:y1="9.889cm" svg:x2="7.561cm" svg:y2="9.88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26" draw:display-name="Arrowheads 26" svg:viewBox="0 0 210 210" svg:d="m105 0 105 210h-21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4cm" svg:height="25.78cm" svg:x="0cm" svg:y="0cm">
          <text:p/>
        </draw:rect>
        <draw:frame presentation:style-name="Mpr2" draw:text-style-name="MP9" draw:layer="backgroundobjects" svg:width="8.409cm" svg:height="1.293cm" svg:x="-0.001cm" svg:y="-0.004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8.41cm" svg:height="1.293cm" svg:x="10.993cm" svg:y="-0.004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8.409cm" svg:height="1.293cm" svg:x="-0.001cm" svg:y="24.491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8.41cm" svg:height="1.293cm" svg:x="10.993cm" svg:y="24.491cm" presentation:class="page-number">
          <draw:text-box>
            <text:p text:style-name="MP10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12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1:15:18</dc:date>
    <meta:print-date>2000-12-09T21:37:10</meta:print-date>
    <meta:editing-cycles>620</meta:editing-cycles>
    <meta:editing-duration>PT957H02M09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